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spelling errr</text:p>
          </table:table-cell>
        </table:table-row>
      </table:table>
      <table:table table:name="hidden" table:style-name="ta2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_20_With_20_Parentheses._28__29_" style:display-name="Style With Parentheses.()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 style:data-style-name="N2" text:time-value="15:52:11.565194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2-10T16:14:28.872117937</meta:creation-date>
    <meta:generator>LibreOffice/25.2.7.2$Linux_X86_64 LibreOffice_project/520$Build-2</meta:generator>
    <dc:date>2026-02-06T15:52:41.421780592</dc:date>
    <meta:editing-duration>PT8M49S</meta:editing-duration>
    <meta:editing-cycles>7</meta:editing-cycles>
    <meta:document-statistic meta:table-count="2" meta:cell-count="4" meta:object-count="0"/>
    <meta:user-defined meta:name="Duration" meta:value-type="time">P0D</meta:user-defined>
  </office:meta>
</office:document-meta>
</file>